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, Arial" style:font-family-generic="swiss" style:font-pitch="variable"/>
    <style:font-face style:name="Albany AMT2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text-scale="90%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fo:font-weight="bold" style:font-weight-asian="bold" style:text-scale="90%"/>
    </style:style>
    <style:style style:name="P5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text-scale="90%"/>
    </style:style>
    <style:style style:name="P6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text-scale="90%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9pt" fo:language="en" fo:country="GB" fo:font-weight="bold" style:font-size-asian="9pt" style:font-weight-asian="bold" style:font-name-complex="Courier New" style:font-size-complex="9pt" style:text-scale="90%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9pt" fo:language="en" fo:country="GB" style:font-size-asian="9pt" style:font-name-complex="Courier New" style:font-size-complex="9pt" style:text-scale="90%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9pt" fo:language="en" fo:country="GB" fo:font-weight="normal" style:font-size-asian="9pt" style:font-weight-asian="normal" style:font-name-complex="Courier New" style:font-size-complex="9pt" style:font-weight-complex="normal" style:text-scale="90%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9pt" style:font-size-asian="9pt" style:font-name-complex="Courier New" style:font-size-complex="9pt" style:text-scale="90%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9pt" fo:language="fr" fo:country="FR" style:font-size-asian="9pt" style:font-name-complex="Courier New" style:font-size-complex="9pt" style:text-scale="90%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9pt" fo:language="fr" fo:country="FR" fo:font-weight="normal" style:font-size-asian="9pt" style:font-weight-asian="normal" style:font-name-complex="Courier New" style:font-size-complex="9pt" style:font-weight-complex="normal" style:text-scale="90%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9pt" fo:font-weight="normal" style:font-size-asian="9pt" style:font-weight-asian="normal" style:font-name-complex="Courier New" style:font-size-complex="9pt" style:font-weight-complex="normal" style:text-scale="90%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0pt" style:font-size-asian="10pt" style:font-name-complex="Courier New" style:font-size-complex="10pt" style:text-scale="90%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10pt" style:font-size-asian="10pt" style:font-name-complex="Courier New" style:font-size-complex="10pt" style:text-scale="90%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10pt" style:font-size-asian="10pt" style:font-name-complex="Courier New" style:font-size-complex="10pt" style:text-scale="80%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10pt" fo:language="en" fo:country="GB" style:font-size-asian="10pt" style:font-name-complex="Courier New" style:font-size-complex="10pt" style:text-scale="90%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10pt" fo:font-weight="bold" style:font-size-asian="10pt" style:font-weight-asian="bold" style:font-name-complex="Courier New" style:font-size-complex="10pt" style:text-scale="90%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10pt" fo:language="fr" fo:country="FR" style:font-size-asian="10pt" style:font-name-complex="Courier New" style:font-size-complex="10pt" style:text-scale="90%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weight="bold" style:font-weight-asian="bold" style:text-scale="90%"/>
    </style:style>
    <style:style style:name="P21" style:family="paragraph" style:parent-style-name="Standard">
      <style:paragraph-properties fo:text-align="justify" style:justify-single-word="false"/>
      <style:text-properties fo:font-size="10pt" style:font-size-asian="10pt" style:font-size-complex="10pt" style:text-scale="90%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fo:font-weight="normal" style:font-weight-asian="normal" style:font-weight-complex="normal"/>
    </style:style>
    <style:style style:name="P2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6pt" fo:font-weight="bold" style:font-size-asian="16pt" style:font-weight-asian="bold" style:font-size-complex="16pt" style:text-scale="90%"/>
    </style:style>
    <style:style style:name="P24" style:family="paragraph" style:parent-style-name="Standard">
      <style:paragraph-properties fo:margin-left="3.81cm" fo:margin-right="4.84cm" fo:text-align="justify" style:justify-single-word="false" fo:text-indent="0cm" style:auto-text-indent="false" fo:padding-left="0.141cm" fo:padding-right="0.141cm" fo:padding-top="0.035cm" fo:padding-bottom="0.035cm" fo:border="0.018cm solid #000000"/>
      <style:text-properties style:font-name="Courier New" fo:font-size="10pt" style:font-size-asian="10pt" style:font-name-complex="Courier New" style:font-size-complex="10pt" style:text-scale="90%"/>
    </style:style>
    <style:style style:name="P25" style:family="paragraph" style:parent-style-name="Standard">
      <style:paragraph-properties fo:margin-left="3.81cm" fo:margin-right="4.84cm" fo:text-align="center" style:justify-single-word="false" fo:text-indent="0cm" style:auto-text-indent="false" fo:padding-left="0.141cm" fo:padding-right="0.141cm" fo:padding-top="0.035cm" fo:padding-bottom="0.035cm" fo:border="0.018cm solid #000000"/>
      <style:text-properties style:font-name="Courier New" fo:font-size="10pt" fo:language="en" fo:country="GB" style:font-size-asian="10pt" style:font-name-complex="Courier New" style:font-size-complex="10pt" style:text-scale="90%"/>
    </style:style>
    <style:style style:name="P26" style:family="paragraph" style:parent-style-name="Standard">
      <style:paragraph-properties fo:text-align="justify" style:justify-single-word="false"/>
      <style:text-properties fo:font-weight="bold" style:font-weight-asian="bold" style:text-scale="90%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10pt" style:font-size-asian="10pt" style:font-name-complex="Courier New" style:font-size-complex="10pt" style:text-scale="90%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953cm"/>
          <style:tab-stop style:position="1.905cm"/>
          <style:tab-stop style:position="2.858cm"/>
          <style:tab-stop style:position="3.81cm"/>
        </style:tab-stops>
      </style:paragraph-properties>
      <style:text-properties style:font-name="Courier New" fo:font-size="9pt" style:font-size-asian="9pt" style:font-name-complex="Courier New" style:font-size-complex="9pt" style:text-scale="90%"/>
    </style:style>
    <style:style style:name="P29" style:family="paragraph" style:parent-style-name="Heading_20_1" style:master-page-name="Standard">
      <style:paragraph-properties style:page-number="auto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30" style:family="paragraph" style:parent-style-name="Footer">
      <style:paragraph-properties fo:text-align="start" style:justify-single-word="false" fo:padding="0cm" fo:border-left="none" fo:border-right="none" fo:border-top="0.018cm solid #000000" fo:border-bottom="none" style:shadow="none"/>
      <style:text-properties fo:font-size="10pt" style:font-size-asian="10pt" style:font-size-complex="10pt"/>
    </style:style>
    <style:style style:name="T1" style:family="text">
      <style:text-properties fo:font-weight="bold" style:font-weight-asian="bold" style:text-scale="90%"/>
    </style:style>
    <style:style style:name="T2" style:family="text">
      <style:text-properties fo:font-size="16pt" fo:font-weight="bold" style:font-size-asian="16pt" style:font-weight-asian="bold" style:font-size-complex="16pt" style:text-scale="90%"/>
    </style:style>
    <style:style style:name="T3" style:family="text">
      <style:text-properties style:font-name="Courier New" fo:font-size="9pt" fo:language="en" fo:country="GB" style:font-size-asian="9pt" style:font-name-complex="Courier New" style:font-size-complex="9pt" style:text-scale="90%"/>
    </style:style>
    <style:style style:name="T4" style:family="text">
      <style:text-properties style:font-name="Courier New" fo:font-size="9pt" fo:language="fr" fo:country="FR" style:font-size-asian="9pt" style:font-name-complex="Courier New" style:font-size-complex="9pt" style:text-scale="90%"/>
    </style:style>
    <style:style style:name="T5" style:family="text">
      <style:text-properties style:font-name="Courier New" fo:font-size="9pt" style:font-size-asian="9pt" style:font-name-complex="Courier New" style:font-size-complex="9pt" style:text-scale="90%"/>
    </style:style>
    <style:style style:name="T6" style:family="text">
      <style:text-properties style:font-name="Courier New" fo:font-size="10pt" style:font-size-asian="10pt" style:font-name-complex="Courier New" style:font-size-complex="10pt" style:text-scale="90%"/>
    </style:style>
    <style:style style:name="T7" style:family="text">
      <style:text-properties style:font-name="Courier New" fo:font-size="10pt" style:font-size-asian="10pt" style:font-name-complex="Courier New" style:font-size-complex="10pt" style:text-scale="80%"/>
    </style:style>
    <style:style style:name="T8" style:family="text">
      <style:text-properties style:font-name="Courier New" fo:font-size="10pt" fo:language="en" fo:country="GB" style:font-size-asian="10pt" style:font-name-complex="Courier New" style:font-size-complex="10pt" style:text-scale="90%"/>
    </style:style>
    <style:style style:name="T9" style:family="text">
      <style:text-properties style:font-name="Courier New" fo:font-size="10pt" fo:font-weight="bold" style:font-size-asian="10pt" style:font-weight-asian="bold" style:font-name-complex="Courier New" style:font-size-complex="10pt" style:text-scale="90%"/>
    </style:style>
    <style:style style:name="T10" style:family="text">
      <style:text-properties style:font-name="Courier New" fo:font-size="10pt" fo:language="fr" fo:country="FR" style:font-size-asian="10pt" style:font-name-complex="Courier New" style:font-size-complex="10pt" style:text-scale="90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Fundamentos de Programación (1º ASI)</text:h>
      <text:p text:style-name="P23">Ejercicios Resueltos del Tema 4 - Archivos de texto</text:p>
      <text:p text:style-name="P5"/>
      <text:p text:style-name="P1"><text:span text:style-name="T2">4.2. </text:span><text:span text:style-name="T1">Leer un texto por teclado y descomponerlo en palabras, guardando el resultado en un archivo de texto (una palabra en cada línea)</text:span></text:p>
      <text:p text:style-name="P3"/>
      <text:p text:style-name="P9">int main(void)</text:p>
      <text:p text:style-name="P9">{</text:p>
      <text:p text:style-name="P9"><text:tab/>int i;</text:p>
      <text:p text:style-name="P9"><text:tab/>FILE *fich;</text:p>
      <text:p text:style-name="P9"><text:tab/>char txt[500];</text:p>
      <text:p text:style-name="P9"/>
      <text:p text:style-name="P22"><text:span text:style-name="T3"><text:tab/></text:span><text:span text:style-name="T5">printf("Este programa lee un texto por teclado y lo envía a un archivo de texto\n");</text:span></text:p>
      <text:p text:style-name="P13"><text:tab/>printf("sustituyendo todos los espacios por saltos de línea.\n\n");</text:p>
      <text:p text:style-name="P13"/>
      <text:p text:style-name="P13"><text:tab/>printf("Introduzca un texto: ");</text:p>
      <text:p text:style-name="P13"><text:tab/>gets(txt);</text:p>
      <text:p text:style-name="P13"/>
      <text:p text:style-name="P13"><text:tab/>// Abrir el archivo para escritura</text:p>
      <text:p text:style-name="P13"><text:tab/>fich = fopen("quitar_espacios.txt", "wt");</text:p>
      <text:p text:style-name="P13"><text:tab/>if (fich == NULL) {</text:p>
      <text:p text:style-name="P13"><text:tab/><text:tab/>printf("Error al abrir el archivo");</text:p>
      <text:p text:style-name="P13"><text:tab/><text:tab/>exit(1);</text:p>
      <text:p text:style-name="P13"><text:tab/>}</text:p>
      <text:p text:style-name="P13"><text:tab/></text:p>
      <text:p text:style-name="P13"><text:tab/>// Recorremos la cadena carácter por carácter</text:p>
      <text:p text:style-name="P22"><text:span text:style-name="T5"><text:tab/></text:span><text:span text:style-name="T3">for (i=0; i&lt;strlen(txt); i++) </text:span></text:p>
      <text:p text:style-name="P22"><text:span text:style-name="T3"><text:tab/></text:span><text:span text:style-name="T5">{</text:span></text:p>
      <text:p text:style-name="P13"><text:tab/><text:tab/>if (txt[i] == ' ')<text:tab/><text:tab/>// Si el carácter es un espacio...</text:p>
      <text:p text:style-name="P13"><text:tab/><text:tab/><text:tab/>fputc('\n', fich);<text:tab/>// ... escribimos un salto de línea</text:p>
      <text:p text:style-name="P13"><text:tab/><text:tab/>else<text:tab/><text:tab/><text:tab/><text:tab/>// Si es cualquier otro carácter...</text:p>
      <text:p text:style-name="P13"><text:tab/><text:tab/><text:tab/>fputc(txt[i], fich);<text:tab/>// ... escribimos ese carácter</text:p>
      <text:p text:style-name="P13"><text:tab/>}</text:p>
      <text:p text:style-name="P13"><text:tab/>fclose(fich);</text:p>
      <text:p text:style-name="P13"/>
      <text:p text:style-name="P13"><text:tab/>printf("Se ha generado el archivo quitar_espacios.txt\n\n");</text:p>
      <text:p text:style-name="P13"/>
      <text:p text:style-name="P13"><text:tab/>return 0;</text:p>
      <text:p text:style-name="P13">}</text:p>
      <text:p text:style-name="P6"/>
      <text:p text:style-name="P3"/>
      <text:p text:style-name="P1"><text:span text:style-name="T2">4.3. </text:span><text:span text:style-name="T1">Leer el contenido del archivo de texto del ejercicio anterior y mostrarlo por la pantalla recomponiendo su aspecto original (es decir, volviendo a sustituir los saltos de línea por espacios)</text:span></text:p>
      <text:p text:style-name="P3"/>
      <text:p text:style-name="P13">int main(void)</text:p>
      <text:p text:style-name="P13">{</text:p>
      <text:p text:style-name="P13"><text:tab/>FILE *fich;</text:p>
      <text:p text:style-name="P13"><text:tab/>char car;</text:p>
      <text:p text:style-name="P13"/>
      <text:p text:style-name="P13"><text:tab/>printf("\nEste programa lee un archivo de texto y lo muestra en la pantalla\n");</text:p>
      <text:p text:style-name="P13"><text:tab/>printf("sustituyendo los saltos de línea por espacios.\n\n");</text:p>
      <text:p text:style-name="P13"/>
      <text:p text:style-name="P13"><text:tab/>// Abrir el archivo para lectura</text:p>
      <text:p text:style-name="P13"><text:tab/>printf("Mostrando el contenido del archivo quitar_espacios.txt:\n\n");</text:p>
      <text:p text:style-name="P22"><text:span text:style-name="T5"><text:tab/></text:span><text:span text:style-name="T3">fich = fopen("quitar_espacios.txt", "rt");</text:span></text:p>
      <text:p text:style-name="P9"><text:tab/>if (fich == NULL) {</text:p>
      <text:p text:style-name="P22"><text:span text:style-name="T3"><text:tab/><text:tab/></text:span><text:span text:style-name="T5">printf("Error al abrir el archivo");</text:span></text:p>
      <text:p text:style-name="P13"><text:tab/><text:tab/>exit(1);</text:p>
      <text:p text:style-name="P13"><text:tab/>}</text:p>
      <text:p text:style-name="P13"><text:tab/></text:p>
      <text:p text:style-name="P13"><text:tab/>// Recorremos el archivo carácter por carácter</text:p>
      <text:p text:style-name="P13"><text:tab/>while (!feof(fich))</text:p>
      <text:p text:style-name="P13"><text:tab/>{</text:p>
      <text:p text:style-name="P13"><text:soft-page-break/><text:tab/><text:tab/>car = fgetc(fich);<text:tab/><text:tab/>// Leemos un carácter del archivo</text:p>
      <text:p text:style-name="P13"><text:tab/><text:tab/>if (car == '\n')<text:tab/><text:tab/>// Si el carácter es un salto de línea...</text:p>
      <text:p text:style-name="P13"><text:tab/><text:tab/><text:tab/>printf(" ");<text:tab/><text:tab/>// ... escribimos un espacio en la pantalla</text:p>
      <text:p text:style-name="P13"><text:tab/><text:tab/>else<text:tab/><text:tab/><text:tab/><text:tab/>// Si es cualquier otro carácter...</text:p>
      <text:p text:style-name="P13"><text:tab/><text:tab/><text:tab/>printf("%c", car);<text:tab/>// ... escribimos ese carácter en la pantalla</text:p>
      <text:p text:style-name="P13"><text:tab/>}</text:p>
      <text:p text:style-name="P13"><text:tab/>fclose(fich);</text:p>
      <text:p text:style-name="P13"/>
      <text:p text:style-name="P13"><text:tab/>printf("\n\nSe ha terminado de procesar el archivo\n\n");</text:p>
      <text:p text:style-name="P13"/>
      <text:p text:style-name="P13"><text:tab/>return 0;</text:p>
      <text:p text:style-name="P13">}</text:p>
      <text:p text:style-name="P10"/>
      <text:p text:style-name="P1"><text:span text:style-name="T2">4.4. </text:span><text:span text:style-name="T1">Concatenar dos archivos de texto.</text:span></text:p>
      <text:p text:style-name="P3"/>
      <text:p text:style-name="P9">int main(void)</text:p>
      <text:p text:style-name="P9">{</text:p>
      <text:p text:style-name="P9"><text:tab/>FILE *f1, *f2, *fdest;</text:p>
      <text:p text:style-name="P9"><text:tab/>char arch1[50], arch2[50], arch_dest[50];</text:p>
      <text:p text:style-name="P22"><text:span text:style-name="T3"><text:tab/></text:span><text:span text:style-name="T5">char car;</text:span></text:p>
      <text:p text:style-name="P13"/>
      <text:p text:style-name="P13"><text:tab/>printf("\nEste programa concatena dos archivos de texto\n\n");</text:p>
      <text:p text:style-name="P13"/>
      <text:p text:style-name="P13"><text:tab/>// Leemos los nombres de los archivos</text:p>
      <text:p text:style-name="P13"><text:tab/>printf("Archivos de ORIGEN:\n");</text:p>
      <text:p text:style-name="P13"><text:tab/>printf(" <text:s/>Introduzca el nombre del primer archivo: ");</text:p>
      <text:p text:style-name="P13"><text:tab/>gets(arch1);</text:p>
      <text:p text:style-name="P13"><text:tab/>printf(" <text:s/>Introduzca el nombre del segundo archivo: ");</text:p>
      <text:p text:style-name="P13"><text:tab/>gets(arch2);</text:p>
      <text:p text:style-name="P13"><text:tab/>printf("Archivo de DESTINO:\n");</text:p>
      <text:p text:style-name="P13"><text:tab/>printf(" <text:s/>Introduzca el nombre del archivo donde se realizará la concatenación: ");</text:p>
      <text:p text:style-name="P13"><text:tab/>gets(arch_dest);</text:p>
      <text:p text:style-name="P13"/>
      <text:p text:style-name="P13"><text:tab/>// Abrimos el primer archivo de origen (lectura) y el de destino (escritura)</text:p>
      <text:p text:style-name="P22"><text:span text:style-name="T5"><text:tab/></text:span><text:span text:style-name="T3">f1 = fopen(arch1, "rt");</text:span></text:p>
      <text:p text:style-name="P9"><text:tab/>fdest = fopen(arch_dest, "wt");</text:p>
      <text:p text:style-name="P9"><text:tab/>if ((f1 == NULL) || (fdest == NULL))</text:p>
      <text:p text:style-name="P9"><text:tab/>{</text:p>
      <text:p text:style-name="P9"><text:tab/><text:tab/>if (f1 == NULL) printf("Error al abrir el archivo %s\n", arch1);</text:p>
      <text:p text:style-name="P9"><text:tab/><text:tab/>if (fdest == NULL) printf("Error al abrir el archivo %s\n", arch_dest);</text:p>
      <text:p text:style-name="P22"><text:span text:style-name="T3"><text:tab/><text:tab/></text:span><text:span text:style-name="T5">exit(1);</text:span></text:p>
      <text:p text:style-name="P13"><text:tab/>}</text:p>
      <text:p text:style-name="P13"><text:tab/></text:p>
      <text:p text:style-name="P13"><text:tab/>// Recorremos el archivo 1 carácter por carácter, enviándolos todos al archivo de destino</text:p>
      <text:p text:style-name="P22"><text:span text:style-name="T5"><text:tab/></text:span><text:span text:style-name="T3">while (!feof(f1))</text:span></text:p>
      <text:p text:style-name="P9"><text:tab/>{</text:p>
      <text:p text:style-name="P7"><text:tab/><text:tab/><text:span text:style-name="T11">car = fgetc(f1);</text:span></text:p>
      <text:p text:style-name="P9"><text:tab/><text:tab/>if (car != EOF) fputc(car, fdest);</text:p>
      <text:p text:style-name="P22"><text:span text:style-name="T3"><text:tab/></text:span><text:span text:style-name="T5">}</text:span></text:p>
      <text:p text:style-name="P13"><text:tab/>// Cerramos el archivo 1</text:p>
      <text:p text:style-name="P13"><text:tab/>fclose(f1);</text:p>
      <text:p text:style-name="P13"/>
      <text:p text:style-name="P13"><text:tab/>// Abrimos el segundo archivo de origen (lectura) SIN CERRAR el archivo de destino</text:p>
      <text:p text:style-name="P22"><text:span text:style-name="T5"><text:tab/></text:span><text:span text:style-name="T3">f2 = fopen(arch2, "rt");</text:span></text:p>
      <text:p text:style-name="P9"><text:tab/>if (f2 == NULL)</text:p>
      <text:p text:style-name="P22"><text:span text:style-name="T3"><text:tab/></text:span><text:span text:style-name="T5">{</text:span></text:p>
      <text:p text:style-name="P13"><text:tab/><text:tab/>printf("Error al abrir el archivo %s\n", arch2);</text:p>
      <text:p text:style-name="P13"><text:tab/><text:tab/>exit(1);</text:p>
      <text:p text:style-name="P13"><text:tab/>}</text:p>
      <text:p text:style-name="P13"><text:tab/></text:p>
      <text:p text:style-name="P13"><text:tab/>// Recorremos el archivo 2 carácter por carácter, enviándolos todos al archivo de destino</text:p>
      <text:p text:style-name="P22"><text:span text:style-name="T5"><text:tab/></text:span><text:span text:style-name="T3">while (!feof(f2))</text:span></text:p>
      <text:p text:style-name="P9"><text:tab/>{</text:p>
      <text:p text:style-name="P9"><text:tab/><text:tab/>car = fgetc(f2);</text:p>
      <text:p text:style-name="P9"><text:tab/><text:tab/>if (car != EOF) fputc(car, fdest);</text:p>
      <text:p text:style-name="P22"><text:span text:style-name="T3"><text:tab/></text:span><text:span text:style-name="T5">}</text:span></text:p>
      <text:p text:style-name="P13"><text:tab/>// Cerramos el archivo 2 y el archivo de destino</text:p>
      <text:p text:style-name="P13"><text:soft-page-break/><text:tab/>fclose(f2);</text:p>
      <text:p text:style-name="P13"><text:tab/>fclose(fdest);</text:p>
      <text:p text:style-name="P13"/>
      <text:p text:style-name="P13"><text:tab/>printf("El archivo %s se ha generado correctamente\n\n", arch_dest);</text:p>
      <text:p text:style-name="P13"/>
      <text:p text:style-name="P13"><text:tab/>return 0;</text:p>
      <text:p text:style-name="P13">}</text:p>
      <text:p text:style-name="P10"/>
      <text:p text:style-name="P1"><text:span text:style-name="T2">4.5. </text:span><text:span text:style-name="T1">Calcular la frecuencia de aparición de letras en un archivo de texto cualquiera.</text:span></text:p>
      <text:p text:style-name="P3"/>
      <text:p text:style-name="P12">int main(void)</text:p>
      <text:p text:style-name="P12">{</text:p>
      <text:p text:style-name="P12"><text:s text:c="3"/>FILE* f;</text:p>
      <text:p text:style-name="P12"><text:s text:c="3"/>char nombre_arch[50], c;</text:p>
      <text:p text:style-name="P22"><text:span text:style-name="T4"><text:s text:c="3"/></text:span><text:span text:style-name="T5">int cont[29]; <text:s text:c="5"/><text:tab/><text:tab/><text:tab/>// Contadores para las letras</text:span></text:p>
      <text:p text:style-name="P13"><text:s text:c="3"/>int total, otros, i;</text:p>
      <text:p text:style-name="P13"><text:s text:c="3"/></text:p>
      <text:p text:style-name="P13"><text:s text:c="3"/>printf("\nEste programa cuenta la frecuencia de aparcición de letras en un archivo\n\n");</text:p>
      <text:p text:style-name="P13"><text:s text:c="3"/>printf("Nombre del archivo: ");</text:p>
      <text:p text:style-name="P13"><text:s text:c="3"/>gets(nombre_arch);</text:p>
      <text:p text:style-name="P13"/>
      <text:p text:style-name="P13"><text:s text:c="3"/>// Inicializamos los contadores</text:p>
      <text:p text:style-name="P22"><text:span text:style-name="T5"><text:s text:c="3"/></text:span><text:span text:style-name="T3">total = 0;</text:span></text:p>
      <text:p text:style-name="P9"><text:s text:c="3"/>otros = 0;</text:p>
      <text:p text:style-name="P9"><text:s text:c="3"/>for (i=0; i&lt;=28; i++)</text:p>
      <text:p text:style-name="P9"><text:s text:c="6"/>cont[i] = 0;</text:p>
      <text:p text:style-name="P9"><text:s text:c="3"/></text:p>
      <text:p text:style-name="P9"><text:s text:c="3"/>// Abrimos el archivo</text:p>
      <text:p text:style-name="P9"><text:s text:c="3"/>f = fopen(nombre_arch, "rt");</text:p>
      <text:p text:style-name="P9"><text:s text:c="3"/>if (f == NULL)</text:p>
      <text:p text:style-name="P22"><text:span text:style-name="T3"><text:s text:c="3"/></text:span><text:span text:style-name="T5">{</text:span></text:p>
      <text:p text:style-name="P13"><text:s text:c="9"/>printf("Error al abrir el archivo %s\n", nombre_arch);</text:p>
      <text:p text:style-name="P13"><text:s text:c="9"/>system("pause");</text:p>
      <text:p text:style-name="P13"><text:s text:c="9"/>exit(1);</text:p>
      <text:p text:style-name="P13"><text:s text:c="3"/>}</text:p>
      <text:p text:style-name="P13"><text:s text:c="3"/></text:p>
      <text:p text:style-name="P13"><text:s text:c="3"/>printf("Procesando el archivo...\n");</text:p>
      <text:p text:style-name="P13"><text:s text:c="3"/></text:p>
      <text:p text:style-name="P13"><text:s text:c="3"/>// Recorremos el archivo</text:p>
      <text:p text:style-name="P13"><text:s text:c="3"/>while (!feof(f))</text:p>
      <text:p text:style-name="P13"><text:s text:c="3"/>{</text:p>
      <text:p text:style-name="P13"><text:s text:c="6"/>c = fgetc(f); <text:s text:c="22"/>// Leemos un carácter</text:p>
      <text:p text:style-name="P13"><text:s text:c="6"/>total++;</text:p>
      <text:p text:style-name="P13"><text:s text:c="6"/>if ((c &gt;= 'A') &amp;&amp; (c &lt;= 'Z')) <text:s text:c="6"/>// Contabilizamos una letra mayúscula</text:p>
      <text:p text:style-name="P13"><text:s text:c="12"/>cont[c-65] = cont[c-65] + 1; <text:s/>// (el código ASCII de la 'A' es 65)</text:p>
      <text:p text:style-name="P13"><text:s text:c="6"/>else if ((c &gt;= 'a') &amp;&amp; (c &lt;= 'z')) <text:s/>// Contabilizamos una letra minúscula</text:p>
      <text:p text:style-name="P13"><text:s text:c="12"/>cont[c-97] = cont[c-97] + 1; <text:s/>// (el código ASCII de la 'a' es 97)</text:p>
      <text:p text:style-name="P13"><text:s text:c="6"/>else if ((c == 'ñ') || (c == 'Ñ')) <text:s/>// Contabilizamos una eñe</text:p>
      <text:p text:style-name="P13"><text:s text:c="12"/>cont[28] = cont[28] + 1;</text:p>
      <text:p text:style-name="P13"><text:s text:c="6"/>else <text:s text:c="31"/>// Contabilizamos "otros" caracteres</text:p>
      <text:p text:style-name="P13"><text:s text:c="12"/>otros++;</text:p>
      <text:p text:style-name="P13"><text:s text:c="3"/>}</text:p>
      <text:p text:style-name="P13"><text:s text:c="3"/></text:p>
      <text:p text:style-name="P13"><text:s text:c="3"/>// Mostramos resultados</text:p>
      <text:p text:style-name="P13"><text:s text:c="3"/>printf("\nRECUENTO FINALIZADO\n\n");</text:p>
      <text:p text:style-name="P13"><text:s text:c="3"/>printf("Total de caracteres en el archivo: %i\n\n", total);</text:p>
      <text:p text:style-name="P13"><text:s text:c="3"/>printf("Letra <text:s text:c="4"/>Num. Apariciones <text:s text:c="3"/>Frecuencia\n");</text:p>
      <text:p text:style-name="P22"><text:span text:style-name="T5"><text:s text:c="3"/></text:span><text:span text:style-name="T3">printf("----------------------------------------\n");</text:span></text:p>
      <text:p text:style-name="P9"><text:s text:c="3"/>for (i=0; i&lt;26; i++)</text:p>
      <text:p text:style-name="P9"><text:s text:c="3"/>{</text:p>
      <text:p text:style-name="P9"><text:s text:c="6"/>printf(" <text:s/>%c <text:s text:c="10"/>%5i <text:s text:c="13"/>%2.2f\n", i+65, cont[i], (float)cont[i]/total*100);</text:p>
      <text:p text:style-name="P9"><text:s text:c="3"/>}</text:p>
      <text:p text:style-name="P9"><text:s text:c="3"/>printf(" <text:s/>Ñ <text:s text:c="10"/>%5i <text:s text:c="13"/>%2.2f\n", cont[28], (float)cont[28]/total*100);</text:p>
      <text:p text:style-name="P22"><text:span text:style-name="T3"><text:s text:c="3"/></text:span><text:span text:style-name="T5">printf("Otros <text:s text:c="8"/>%5i <text:s text:c="12"/>%2.2f\n", otros, (float)otros/total*100);</text:span></text:p>
      <text:p text:style-name="P13"/>
      <text:p text:style-name="P12"><text:s text:c="3"/>return 0;</text:p>
      <text:p text:style-name="P12">}</text:p>
      <text:p text:style-name="P1"><text:soft-page-break/><text:span text:style-name="T2">4.6. </text:span><text:span text:style-name="T1">Mostrar sólo las líneas de un archivo de texto que contengan una palabra dada por el usuario.</text:span></text:p>
      <text:p text:style-name="P3"/>
      <text:p text:style-name="P11">int main(void)</text:p>
      <text:p text:style-name="P11">{</text:p>
      <text:p text:style-name="P11"><text:tab/>FILE *f;</text:p>
      <text:p text:style-name="P11"><text:tab/>char arch[50], palabra[50], linea[1000], *aux;</text:p>
      <text:p text:style-name="P11"><text:tab/>int cont = 0, cont_lin = 0;</text:p>
      <text:p text:style-name="P11"/>
      <text:p text:style-name="P2"><text:span text:style-name="T4"><text:tab/></text:span><text:span text:style-name="T5">printf("\nEste programa abre un archivo de texto y muestra por la pantalla\n");</text:span></text:p>
      <text:p text:style-name="P10"><text:tab/>printf("sólo las líneas que contengan una palabra introducida por el usuario\n\n");</text:p>
      <text:p text:style-name="P10"/>
      <text:p text:style-name="P10"><text:tab/>// Leemos los nombres de los archivos</text:p>
      <text:p text:style-name="P10"><text:tab/>printf("Introduzca el nombre del archivo: ");</text:p>
      <text:p text:style-name="P10"><text:tab/>gets(arch);</text:p>
      <text:p text:style-name="P10"><text:tab/>printf("Introduzca la palabra buscada: ");</text:p>
      <text:p text:style-name="P10"><text:tab/>gets(palabra);</text:p>
      <text:p text:style-name="P10"/>
      <text:p text:style-name="P10"><text:tab/>// Abrimos el archivo de origen (modo lectura)</text:p>
      <text:p text:style-name="P2"><text:span text:style-name="T5"><text:tab/></text:span><text:span text:style-name="T3">f = fopen(arch, "rt");</text:span></text:p>
      <text:p text:style-name="P8"><text:tab/>if (f == NULL)</text:p>
      <text:p text:style-name="P2"><text:span text:style-name="T3"><text:tab/></text:span><text:span text:style-name="T5">{</text:span></text:p>
      <text:p text:style-name="P10"><text:tab/><text:tab/>printf("Error al abrir el archivo %s\n", arch);</text:p>
      <text:p text:style-name="P10"><text:tab/><text:tab/>exit(1);</text:p>
      <text:p text:style-name="P10"><text:tab/>}</text:p>
      <text:p text:style-name="P10"><text:tab/></text:p>
      <text:p text:style-name="P10"><text:tab/>// Recorremos el archivo línea por línea</text:p>
      <text:p text:style-name="P10"><text:tab/>printf("Procesando el archivo...\n\n");</text:p>
      <text:p text:style-name="P10"><text:tab/>while (!feof(f))</text:p>
      <text:p text:style-name="P10"><text:tab/>{</text:p>
      <text:p text:style-name="P10"><text:tab/><text:tab/>fgets(linea, 999, f);<text:tab/><text:tab/>// Leemos una línea</text:p>
      <text:p text:style-name="P10"><text:tab/><text:tab/>cont_lin++;</text:p>
      <text:p text:style-name="P10"><text:tab/><text:tab/>aux = strstr(linea, palabra);<text:tab/>// Comprobamos si "palabra" está contenida en "línea"</text:p>
      <text:p text:style-name="P10"><text:tab/><text:tab/>if (aux != NULL) {<text:tab/><text:tab/><text:tab/>// ¡Sí que lo está!</text:p>
      <text:p text:style-name="P10"><text:tab/><text:tab/><text:tab/>// Mostramos la línea en la pantalla</text:p>
      <text:p text:style-name="P2"><text:span text:style-name="T5"><text:tab/><text:tab/><text:tab/></text:span><text:span text:style-name="T3">printf("Línea %i ---&gt; %s", cont_lin, linea);<text:tab/></text:span></text:p>
      <text:p text:style-name="P2"><text:span text:style-name="T3"><text:tab/><text:tab/><text:tab/></text:span><text:span text:style-name="T5">cont++;</text:span></text:p>
      <text:p text:style-name="P10"><text:tab/><text:tab/>}</text:p>
      <text:p text:style-name="P10"><text:tab/>}</text:p>
      <text:p text:style-name="P10"><text:tab/>fclose(f);</text:p>
      <text:p text:style-name="P10"/>
      <text:p text:style-name="P10"><text:tab/>printf("\n\nFin del archivo\nLa palabra '%s' se ha encontrado %i veces.\n\n", palabra, cont);</text:p>
      <text:p text:style-name="P10"/>
      <text:p text:style-name="P10"><text:tab/>return 0;</text:p>
      <text:p text:style-name="P10">}</text:p>
      <text:p text:style-name="P10"/>
      <text:p text:style-name="P1"><text:span text:style-name="T2">4.7.</text:span><text:span text:style-name="T1"> (Primera parte) Leer 5 números enteros por teclado y calcular la suma y la media de ellos, escribiéndolo todo en un archivo de texto con este formato:</text:span></text:p>
      <text:p text:style-name="P24">Los números son:</text:p>
      <text:p text:style-name="P24">5</text:p>
      <text:p text:style-name="P24">4</text:p>
      <text:p text:style-name="P24">5</text:p>
      <text:p text:style-name="P24">4</text:p>
      <text:p text:style-name="P24">2</text:p>
      <text:p text:style-name="P24">La suma es: 20</text:p>
      <text:p text:style-name="P24">La media es: 4.0</text:p>
      <text:p text:style-name="P21"/>
      <text:p text:style-name="P14">int main()</text:p>
      <text:p text:style-name="P17">{</text:p>
      <text:p text:style-name="P17"><text:tab/>int i, suma, n[5];</text:p>
      <text:p text:style-name="P17"><text:tab/>float media;</text:p>
      <text:p text:style-name="P2"><text:span text:style-name="T8"><text:tab/></text:span><text:span text:style-name="T6">FILE *fich;</text:span></text:p>
      <text:p text:style-name="P15"/>
      <text:p text:style-name="P2"><text:span text:style-name="T6"><text:tab/></text:span><text:span text:style-name="T9">// Parte 1: introducir datos por teclado</text:span></text:p>
      <text:p text:style-name="P15"><text:tab/>printf("Introduzca cinco números enteros");</text:p>
      <text:p text:style-name="P2"><text:soft-page-break/><text:span text:style-name="T6"><text:tab/></text:span><text:span text:style-name="T8">suma = 0;</text:span></text:p>
      <text:p text:style-name="P17"><text:tab/>for (i=0; i&lt;5; i++) {</text:p>
      <text:p text:style-name="P17"><text:tab/><text:tab/>scanf("%i", &amp;n[i]);</text:p>
      <text:p text:style-name="P17"><text:tab/><text:tab/>suma = suma + n[i];</text:p>
      <text:p text:style-name="P2"><text:span text:style-name="T8"><text:tab/></text:span><text:span text:style-name="T6">}</text:span></text:p>
      <text:p text:style-name="P15"><text:tab/>media = (float)suma / 5;</text:p>
      <text:p text:style-name="P15"><text:tab/></text:p>
      <text:p text:style-name="P2"><text:span text:style-name="T6"><text:tab/></text:span><text:span text:style-name="T9">// Parte 2: abrir el archivo en modo "w"</text:span></text:p>
      <text:p text:style-name="P15"><text:tab/>printf("Creando el archivo 4-07.txt...\n");</text:p>
      <text:p text:style-name="P2"><text:span text:style-name="T6"><text:tab/></text:span><text:span text:style-name="T8">fich = fopen("6-04b.txt", "wt");</text:span></text:p>
      <text:p text:style-name="P2"><text:span text:style-name="T8"><text:s text:c="5"/></text:span><text:span text:style-name="T6">if (fich == NULL) {</text:span></text:p>
      <text:p text:style-name="P15"><text:tab/><text:tab/>printf("Error al abrir el archivo para escritura");</text:p>
      <text:p text:style-name="P15"><text:tab/><text:tab/>exit(1);</text:p>
      <text:p text:style-name="P15"><text:tab/>}</text:p>
      <text:p text:style-name="P15"/>
      <text:p text:style-name="P2"><text:span text:style-name="T6"><text:tab/></text:span><text:span text:style-name="T9">// Parte 3: escribir los datos en el archivo</text:span></text:p>
      <text:p text:style-name="P15"><text:tab/>fprintf(fich, "Los números son:\n");</text:p>
      <text:p text:style-name="P2"><text:span text:style-name="T6"><text:tab/></text:span><text:span text:style-name="T8">for (i=0; i&lt;5; i++) {</text:span></text:p>
      <text:p text:style-name="P17"><text:tab/><text:tab/>fprintf(fich, "%i\n", n[i]);</text:p>
      <text:p text:style-name="P2"><text:span text:style-name="T8"><text:tab/></text:span><text:span text:style-name="T6">}</text:span></text:p>
      <text:p text:style-name="P15"><text:tab/>fprintf(fich, "La suma es: %i\n", suma);</text:p>
      <text:p text:style-name="P15"><text:tab/>fprintf(fich, "La media es: %2.2f\n", media);</text:p>
      <text:p text:style-name="P15"><text:s/></text:p>
      <text:p text:style-name="P15"><text:tab/>printf("Archivo escrito con éxito\n");</text:p>
      <text:p text:style-name="P15"><text:tab/>fclose(fich);</text:p>
      <text:p text:style-name="P15"/>
      <text:p text:style-name="P15"><text:tab/>return 0;</text:p>
      <text:p text:style-name="P15">}</text:p>
      <text:p text:style-name="P4"/>
      <text:p text:style-name="P2"><text:span text:style-name="T2">4.7. </text:span><text:span text:style-name="T1">(Segunda parte) Leer el archivo generado en el ejercicio anterior y mostrar su contenido por la pantalla con este formato:</text:span></text:p>
      <text:p text:style-name="P25">5 – 4 – 5 – 4 – 2 – 20 - 4.0</text:p>
      <text:p text:style-name="P17"/>
      <text:p text:style-name="P17">int main(void)</text:p>
      <text:p text:style-name="P17">{</text:p>
      <text:p text:style-name="P17"><text:tab/>int i, suma, n[5];</text:p>
      <text:p text:style-name="P17"><text:tab/>float media;</text:p>
      <text:p text:style-name="P2"><text:span text:style-name="T8"><text:tab/></text:span><text:span text:style-name="T6">FILE *fich;</text:span></text:p>
      <text:p text:style-name="P15"><text:tab/>char txt[50];</text:p>
      <text:p text:style-name="P15"/>
      <text:p text:style-name="P18"><text:tab/>// Parte 1: abrir el archivo para lectura</text:p>
      <text:p text:style-name="P15"><text:tab/>printf("Abriendo el archivo 4-07.txt...");</text:p>
      <text:p text:style-name="P2"><text:span text:style-name="T6"><text:tab/></text:span><text:span text:style-name="T8">fich = fopen("4-07.txt", "rt");</text:span></text:p>
      <text:p text:style-name="P17"><text:s text:c="4"/><text:tab/>if (fich == NULL) {</text:p>
      <text:p text:style-name="P2"><text:span text:style-name="T8"><text:tab/><text:tab/></text:span><text:span text:style-name="T6">printf("Error al abrir el archivo para lectura");</text:span></text:p>
      <text:p text:style-name="P15"><text:tab/><text:tab/>exit(1);</text:p>
      <text:p text:style-name="P15"><text:tab/>}</text:p>
      <text:p text:style-name="P15"><text:tab/></text:p>
      <text:p text:style-name="P18"><text:tab/>// Parte 2: leer los datos del archivo</text:p>
      <text:p text:style-name="P2"><text:span text:style-name="T6"><text:tab/>fgets(txt, 49, fich);<text:tab/><text:tab/><text:tab/></text:span><text:span text:style-name="T7">// Lee el texto "Los números son" (incluido "\n")</text:span></text:p>
      <text:p text:style-name="P15"><text:tab/>for (i=0; i&lt;5; i++) {</text:p>
      <text:p text:style-name="P2"><text:span text:style-name="T6"><text:tab/><text:tab/>fscanf(fich, "%i\n", &amp;n[i]);<text:tab/></text:span><text:span text:style-name="T7">// Lee los números (cada uno seguido de "\n")</text:span></text:p>
      <text:p text:style-name="P16"><text:tab/>}</text:p>
      <text:p text:style-name="P2"><text:span text:style-name="T6"><text:tab/>fgets(txt, 12, fich);<text:tab/><text:tab/><text:tab/></text:span><text:span text:style-name="T7">// Lee el texto "La suma es" (12 caracteres)</text:span></text:p>
      <text:p text:style-name="P2"><text:span text:style-name="T6"><text:tab/>fscanf(fich, "%i\n", &amp;suma);<text:tab/></text:span><text:span text:style-name="T7">// Lee el valor de la suma (seguido de "\n")</text:span></text:p>
      <text:p text:style-name="P2"><text:span text:style-name="T6"><text:tab/>fgets(txt, 13, fich);<text:tab/><text:tab/><text:tab/></text:span><text:span text:style-name="T7">// Lee el texto "La media es" (13 caracteres)</text:span></text:p>
      <text:p text:style-name="P2"><text:span text:style-name="T6"><text:tab/>fscanf(fich, "%f", &amp;media);<text:tab/><text:tab/></text:span><text:span text:style-name="T7">// Lee el valor de la media</text:span></text:p>
      <text:p text:style-name="P15"><text:tab/>fclose(fich);</text:p>
      <text:p text:style-name="P15"/>
      <text:p text:style-name="P15"/>
      <text:p text:style-name="P18"><text:soft-page-break/><text:tab/>// Parte 3: mostrar los datos en la pantalla</text:p>
      <text:p text:style-name="P15"><text:tab/>printf("Los datos leídos del archivo son:\n");</text:p>
      <text:p text:style-name="P2"><text:span text:style-name="T6"><text:tab/></text:span><text:span text:style-name="T8">for (i=0; i&lt;4; i++) {</text:span></text:p>
      <text:p text:style-name="P17"><text:tab/><text:tab/>printf("%i – ", n[i]);</text:p>
      <text:p text:style-name="P2"><text:span text:style-name="T8"><text:tab/></text:span><text:span text:style-name="T6">}</text:span></text:p>
      <text:p text:style-name="P15"><text:tab/>printf("%i - %f\n", suma, media);</text:p>
      <text:p text:style-name="P15"/>
      <text:p text:style-name="P15"><text:tab/>return 0;</text:p>
      <text:p text:style-name="P15">}</text:p>
      <text:p text:style-name="P15"><text:tab/></text:p>
      <text:p text:style-name="P15"/>
      <text:p text:style-name="P1"><text:span text:style-name="T2">4.8. </text:span><text:span text:style-name="T1">Generar un archivo HTML simple que sea correctamente visualizable en un navegador web.</text:span></text:p>
      <text:p text:style-name="P20"/>
      <text:p text:style-name="P15">#define ARCHIVO "página_web.html"</text:p>
      <text:p text:style-name="P15"/>
      <text:p text:style-name="P15">int main(void)</text:p>
      <text:p text:style-name="P15">{</text:p>
      <text:p text:style-name="P15"><text:s text:c="3"/>FILE* f;</text:p>
      <text:p text:style-name="P15"><text:s text:c="3"/>char cad[2000], cad2[100], c;</text:p>
      <text:p text:style-name="P15"><text:s text:c="3"/>int terminar;</text:p>
      <text:p text:style-name="P15"/>
      <text:p text:style-name="P15"><text:s text:c="3"/>printf("Programa para generar un documento HTML sencillo\n\n\n");</text:p>
      <text:p text:style-name="P15"><text:s text:c="3"/></text:p>
      <text:p text:style-name="P15"><text:s text:c="3"/>f = fopen(ARCHIVO, "wt");</text:p>
      <text:p text:style-name="P15"><text:s text:c="3"/>if (f == NULL)</text:p>
      <text:p text:style-name="P15"><text:s text:c="3"/>{</text:p>
      <text:p text:style-name="P15"><text:s text:c="9"/>printf("No puedo crear el archivo HTML\n");</text:p>
      <text:p text:style-name="P15"><text:s text:c="9"/>exit(-1);</text:p>
      <text:p text:style-name="P15"><text:s text:c="3"/>} <text:s text:c="7"/></text:p>
      <text:p text:style-name="P15"><text:s text:c="3"/></text:p>
      <text:p text:style-name="P15"><text:s text:c="3"/>// Encabezado</text:p>
      <text:p text:style-name="P15"><text:s text:c="3"/>printf("ENCABEZADO:\n");</text:p>
      <text:p text:style-name="P15"><text:s text:c="3"/>fputs("&lt;html&gt;\n&lt;head&gt;\n&lt;title&gt;Ejercicio de Fund.Prog.&lt;/title&gt;\n&lt;/head&gt;\n&lt;body&gt;\n", f);</text:p>
      <text:p text:style-name="P15"><text:s text:c="3"/>// Atributos del encabezado</text:p>
      <text:p text:style-name="P15"><text:s text:c="3"/>printf("Introduzca los atributos del encabezado: \n");</text:p>
      <text:p text:style-name="P15"><text:s text:c="3"/>printf("Color: "); gets(cad2);</text:p>
      <text:p text:style-name="P15"><text:s text:c="3"/>fprintf(f, "&lt;font color = '%s'&gt;", cad2);</text:p>
      <text:p text:style-name="P15"><text:s text:c="3"/>printf("Tamaño: "); gets(cad2);</text:p>
      <text:p text:style-name="P15"><text:s text:c="3"/>fprintf(f, "&lt;font size = '%s'&gt;", cad2);</text:p>
      <text:p text:style-name="P15"><text:s text:c="3"/>printf("Tipo de letra: "); gets(cad2);</text:p>
      <text:p text:style-name="P15"><text:s text:c="3"/>fprintf(f, "&lt;font face = '%s'&gt;", cad2);</text:p>
      <text:p text:style-name="P15"><text:s text:c="3"/>printf("Modificador (N = negrita, K = cursiva, S = subrayado): "); </text:p>
      <text:p text:style-name="P15"><text:s text:c="3"/>getchar(c);</text:p>
      <text:p text:style-name="P15"><text:s text:c="3"/>if (c == 'N') fputs("&lt;b&gt;", f);</text:p>
      <text:p text:style-name="P15"><text:s text:c="3"/>if (c == 'K') fputs("&lt;i&gt;", f);</text:p>
      <text:p text:style-name="P15"><text:s text:c="3"/>if (c == 'S') fputs("&lt;u&gt;", f);</text:p>
      <text:p text:style-name="P15"/>
      <text:p text:style-name="P15"><text:s text:c="3"/>// Texto del encabezado</text:p>
      <text:p text:style-name="P15"><text:s text:c="3"/>printf("Introduzca el texto del encabezado: ");</text:p>
      <text:p text:style-name="P15"><text:s text:c="3"/>gets(cad);</text:p>
      <text:p text:style-name="P15"><text:s text:c="3"/>fputs(cad, f); <text:s text:c="11"/>// Envía el texto del encabezado al archivo</text:p>
      <text:p text:style-name="P15"><text:s text:c="3"/>fputs("&lt;br&gt;", f); <text:s text:c="8"/>// Envía un salto de línea</text:p>
      <text:p text:style-name="P15"><text:s text:c="3"/></text:p>
      <text:p text:style-name="P15"><text:s text:c="3"/>// Quitamos los atributos del encabezado</text:p>
      <text:p text:style-name="P15"><text:s text:c="3"/>if (c == 'N') fputs("&lt;/b&gt;", f);</text:p>
      <text:p text:style-name="P15"><text:s text:c="3"/>if (c == 'K') fputs("&lt;/i&gt;", f);</text:p>
      <text:p text:style-name="P15"><text:s text:c="3"/>if (c == 'S') fputs("&lt;/u&gt;", f);</text:p>
      <text:p text:style-name="P15"><text:s text:c="3"/>fputs("&lt;/font&gt;&lt;/font&gt;&lt;/font&gt;\n", f);</text:p>
      <text:p text:style-name="P15"><text:s text:c="3"/></text:p>
      <text:p text:style-name="P15"><text:s text:c="3"/>// Repetimos la jugada con el cuerpo de la página</text:p>
      <text:p text:style-name="P15"><text:s text:c="3"/>printf("CUERPO:\n");</text:p>
      <text:p text:style-name="P15"><text:soft-page-break/><text:s text:c="3"/>// Atributos del cuerpo</text:p>
      <text:p text:style-name="P15"><text:s text:c="3"/>printf("Introduzca los atributos del cuerpo: \n");</text:p>
      <text:p text:style-name="P15"><text:s text:c="3"/>printf("Color: "); gets(cad2);</text:p>
      <text:p text:style-name="P15"><text:s text:c="3"/>fprintf(f, "&lt;font color = '%s'&gt;", cad2);</text:p>
      <text:p text:style-name="P15"><text:s text:c="3"/>printf("Tamaño: "); gets(cad2);</text:p>
      <text:p text:style-name="P15"><text:s text:c="3"/>fprintf(f, "&lt;font size = '%s'&gt;", cad2);</text:p>
      <text:p text:style-name="P15"><text:s text:c="3"/>printf("Tipo de letra: "); gets(cad2);</text:p>
      <text:p text:style-name="P15"><text:s text:c="3"/>fprintf(f, "&lt;font face = '%s'&gt;", cad2);</text:p>
      <text:p text:style-name="P15"><text:s text:c="3"/>printf("Modificador (N = negrita, K = cursiva, S = subrayado): "); </text:p>
      <text:p text:style-name="P15"><text:s text:c="3"/>getchar(c);</text:p>
      <text:p text:style-name="P15"><text:s text:c="3"/>if (c == 'N') fputs("&lt;b&gt;", f);</text:p>
      <text:p text:style-name="P15"><text:s text:c="3"/>if (c == 'K') fputs("&lt;i&gt;", f);</text:p>
      <text:p text:style-name="P15"><text:s text:c="3"/>if (c == 'S') fputs("&lt;u&gt;", f);</text:p>
      <text:p text:style-name="P15"/>
      <text:p text:style-name="P15"><text:s text:c="3"/>// Texto del cuerpo. Puede tener varias líneas. Terminaremos al teclear "fin"</text:p>
      <text:p text:style-name="P15"><text:s text:c="3"/>printf("Introduzca el texto del cuerpo (teclee fin para terminar):\n");</text:p>
      <text:p text:style-name="P15"><text:s text:c="3"/>terminar = 0;</text:p>
      <text:p text:style-name="P15"><text:s text:c="3"/>while (terminar == 0)</text:p>
      <text:p text:style-name="P15"><text:s text:c="3"/>{</text:p>
      <text:p text:style-name="P15"><text:s text:c="9"/>gets(cad);</text:p>
      <text:p text:style-name="P15"><text:s text:c="9"/>if (strcmp(cad, "fin") != 0)</text:p>
      <text:p text:style-name="P15"><text:s text:c="9"/>{</text:p>
      <text:p text:style-name="P15"><text:s text:c="12"/>fputs (cad, f); <text:s text:c="4"/>// Envía el texto al archivo</text:p>
      <text:p text:style-name="P15"><text:s text:c="12"/>fputs ("&lt;br&gt;", f); <text:s/>// Envía un salto de línea</text:p>
      <text:p text:style-name="P15"><text:s text:c="9"/>}</text:p>
      <text:p text:style-name="P15"><text:s text:c="9"/>else</text:p>
      <text:p text:style-name="P15"><text:s text:c="12"/>terminar = 1;</text:p>
      <text:p text:style-name="P15"><text:s text:c="3"/>}</text:p>
      <text:p text:style-name="P15"><text:s text:c="3"/></text:p>
      <text:p text:style-name="P15"><text:s text:c="3"/>// Quitamos los atributos del cuerpo</text:p>
      <text:p text:style-name="P15"><text:s text:c="3"/>if (c == 'N') fputs("&lt;/b&gt;", f);</text:p>
      <text:p text:style-name="P15"><text:s text:c="3"/>if (c == 'K') fputs("&lt;/i&gt;", f);</text:p>
      <text:p text:style-name="P15"><text:s text:c="3"/>if (c == 'S') fputs("&lt;/u&gt;", f);</text:p>
      <text:p text:style-name="P15"><text:s text:c="3"/>fputs("&lt;/font&gt;&lt;/font&gt;&lt;/font&gt;\n", f);</text:p>
      <text:p text:style-name="P15"><text:s text:c="3"/>fputs("&lt;/body&gt;&lt;/html&gt;\n", f);</text:p>
      <text:p text:style-name="P15"/>
      <text:p text:style-name="P15"/>
      <text:p text:style-name="P15"><text:s text:c="3"/>fclose(f);</text:p>
      <text:p text:style-name="P15"><text:s text:c="3"/></text:p>
      <text:p text:style-name="P15"><text:s text:c="3"/>printf("El documento HTML ha sido generado correctamente.\n");</text:p>
      <text:p text:style-name="P15"><text:s text:c="3"/>return 0;</text:p>
      <text:p text:style-name="P15">}</text:p>
      <text:p text:style-name="P15"/>
      <text:p text:style-name="P1"><text:span text:style-name="T2">4.9. </text:span><text:span text:style-name="T1">(Primera parte) Encriptar un archivo de texto mediante el método César.</text:span></text:p>
      <text:p text:style-name="P3"/>
      <text:p text:style-name="P10">char encriptar(char c, int clave);<text:tab/>// Prototipo de la función</text:p>
      <text:p text:style-name="P10"/>
      <text:p text:style-name="P10">int main(void)</text:p>
      <text:p text:style-name="P10">{</text:p>
      <text:p text:style-name="P10"><text:s text:c="3"/>FILE *f, *fd;</text:p>
      <text:p text:style-name="P10"><text:s text:c="3"/>char arch[50], arch_dest[50], aux[50];</text:p>
      <text:p text:style-name="P10"><text:s text:c="3"/>int clave;</text:p>
      <text:p text:style-name="P10"><text:s text:c="3"/>char c, c_enc;</text:p>
      <text:p text:style-name="P10"><text:s text:c="3"/></text:p>
      <text:p text:style-name="P10"><text:s text:c="3"/>// Leemos los nombres de los archivos</text:p>
      <text:p text:style-name="P10"><text:s text:c="3"/>printf("\nEste programa encripta archivos de texto mediante el Método César\n\n");</text:p>
      <text:p text:style-name="P10"><text:s text:c="3"/>printf("Nombre del archivo a encriptar: ");</text:p>
      <text:p text:style-name="P10"><text:s text:c="3"/>gets(arch);</text:p>
      <text:p text:style-name="P10"><text:s text:c="3"/>strcpy(arch_dest, arch);<text:tab/>// El archivo de destino tendrá el mismo nombre que el original...</text:p>
      <text:p text:style-name="P10"><text:s text:c="3"/>strcat(arch_dest, ".cfr");<text:tab/>// ...añadiendo la extensión ".cfr"</text:p>
      <text:p text:style-name="P10"/>
      <text:p text:style-name="P10"><text:s text:c="3"/>// Leemos la clave de encriptación</text:p>
      <text:p text:style-name="P10"><text:soft-page-break/><text:s text:c="3"/>printf("Clave de encriptación: ");</text:p>
      <text:p text:style-name="P2"><text:span text:style-name="T5"><text:s text:c="3"/></text:span><text:span text:style-name="T4">gets(aux);</text:span></text:p>
      <text:p text:style-name="P11"><text:s text:c="3"/>clave = atoi(aux);</text:p>
      <text:p text:style-name="P11"/>
      <text:p text:style-name="P2"><text:span text:style-name="T4"><text:s text:c="3"/></text:span><text:span text:style-name="T5">// Abrimos el archivo de entrada en modo lectura</text:span></text:p>
      <text:p text:style-name="P10"><text:s text:c="3"/>// y el de salida en modo escritura</text:p>
      <text:p text:style-name="P2"><text:span text:style-name="T5"><text:s text:c="3"/></text:span><text:span text:style-name="T3">f = fopen(arch, "rt");</text:span></text:p>
      <text:p text:style-name="P8"><text:s text:c="3"/>fd = fopen(arch_dest, "wt");</text:p>
      <text:p text:style-name="P8"><text:s text:c="3"/>if ((f == NULL) || (fd == NULL))</text:p>
      <text:p text:style-name="P8"><text:s text:c="3"/>{</text:p>
      <text:p text:style-name="P8"><text:s text:c="6"/><text:tab/>if (f == NULL) printf("Error al abrir el archivo %s\n", arch);</text:p>
      <text:p text:style-name="P8"><text:tab/><text:tab/>if (fd == NULL) printf("Error al abrir el archivo %s\n", arch_dest);</text:p>
      <text:p text:style-name="P2"><text:span text:style-name="T3"><text:s text:c="8"/><text:tab/></text:span><text:span text:style-name="T5">exit(1);</text:span></text:p>
      <text:p text:style-name="P10"><text:s text:c="3"/>}</text:p>
      <text:p text:style-name="P10"><text:s text:c="3"/></text:p>
      <text:p text:style-name="P10"><text:s text:c="3"/>printf("Encriptando el archivo...\n");</text:p>
      <text:p text:style-name="P10"><text:s text:c="3"/></text:p>
      <text:p text:style-name="P10"><text:s text:c="3"/>// Recorremos el archivo de origen carácter por carácter</text:p>
      <text:p text:style-name="P10"><text:s text:c="3"/>while (!feof(f))</text:p>
      <text:p text:style-name="P10"><text:s text:c="3"/>{</text:p>
      <text:p text:style-name="P10"><text:s text:c="6"/>c = fgetc(f); <text:s text:c="19"/>// Leemos un carácter</text:p>
      <text:p text:style-name="P10"><text:s text:c="6"/>c_enc = encriptar(c, clave);<text:tab/> <text:s/>// Encriptamos ese carácter</text:p>
      <text:p text:style-name="P10"><text:s text:c="6"/>fputc(c_enc, fd);<text:tab/><text:tab/> <text:s/>// Escribimos el carácter encriptado</text:p>
      <text:p text:style-name="P10"><text:s text:c="3"/>}</text:p>
      <text:p text:style-name="P10"><text:s text:c="3"/></text:p>
      <text:p text:style-name="P10"><text:s text:c="3"/>printf("El archivo %s ha sido generado correctamente\n", arch_dest);</text:p>
      <text:p text:style-name="P10"/>
      <text:p text:style-name="P10"><text:s text:c="3"/>return 0;</text:p>
      <text:p text:style-name="P10">}</text:p>
      <text:p text:style-name="P10"/>
      <text:p text:style-name="P10"/>
      <text:p text:style-name="P10">// Esta función recibe un carácter y una clave de encriptación, y devuelve el carácter</text:p>
      <text:p text:style-name="P10">// encriptado según el método César. Para variar el método de encriptación, basta con</text:p>
      <text:p text:style-name="P10">// modificar esta función (el resto del programa puede seguir igual)</text:p>
      <text:p text:style-name="P10">char encriptar(char c, int clave)</text:p>
      <text:p text:style-name="P10">{</text:p>
      <text:p text:style-name="P10"><text:tab/>char cifr;</text:p>
      <text:p text:style-name="P10"><text:tab/>int n;</text:p>
      <text:p text:style-name="P10"/>
      <text:p text:style-name="P10"><text:tab/>// Primero comprobaremos que el carácter es alfabético. Sólo encriptaremos</text:p>
      <text:p text:style-name="P10"><text:s/><text:tab/>// caracteres alfabéticos (aunque esto se puede cambiar si se quiere)</text:p>
      <text:p text:style-name="P10"><text:tab/>if ((c &gt;= 'A') &amp;&amp; (c &lt;= 'Z'))<text:tab/>// Mayúsculas (hay que encriptar)</text:p>
      <text:p text:style-name="P2"><text:span text:style-name="T5"><text:tab/></text:span><text:span text:style-name="T3">{</text:span></text:p>
      <text:p text:style-name="P8"><text:tab/><text:tab/>n = c + clave;</text:p>
      <text:p text:style-name="P8"><text:tab/><text:tab/>if (n &gt; 'Z') {</text:p>
      <text:p text:style-name="P8"><text:tab/><text:tab/><text:tab/>n = n - 'A';</text:p>
      <text:p text:style-name="P8"><text:tab/><text:tab/><text:tab/>n = (n % 26) + 'A';</text:p>
      <text:p text:style-name="P8"><text:tab/><text:tab/>}</text:p>
      <text:p text:style-name="P8"><text:tab/><text:tab/>cifr = n;</text:p>
      <text:p text:style-name="P8"><text:tab/>}</text:p>
      <text:p text:style-name="P8"><text:tab/>else if <text:s/>((c &gt;= 'a') &amp;&amp; (c &lt;= 'z'))<text:tab/>// Minúsculas (encriptar)</text:p>
      <text:p text:style-name="P8"><text:tab/>{</text:p>
      <text:p text:style-name="P8"><text:tab/><text:tab/>n = c + clave;</text:p>
      <text:p text:style-name="P8"><text:tab/><text:tab/>if (n &gt; 'z') {</text:p>
      <text:p text:style-name="P8"><text:tab/><text:tab/><text:tab/>n = n - 'a';</text:p>
      <text:p text:style-name="P8"><text:tab/><text:tab/><text:tab/>n = (n % 26) + 'a';</text:p>
      <text:p text:style-name="P2"><text:span text:style-name="T3"><text:tab/><text:tab/></text:span><text:span text:style-name="T5">}</text:span></text:p>
      <text:p text:style-name="P10"><text:tab/><text:tab/>cifr = n;</text:p>
      <text:p text:style-name="P10"><text:tab/>}</text:p>
      <text:p text:style-name="P10"><text:tab/>else<text:tab/>// Otros caracteres (no hay que encriptar)</text:p>
      <text:p text:style-name="P10"><text:tab/>{</text:p>
      <text:p text:style-name="P10"><text:tab/><text:tab/>cifr = c;<text:tab/>// Lo dejamos igual</text:p>
      <text:p text:style-name="P10"><text:tab/>}</text:p>
      <text:p text:style-name="P10"/>
      <text:p text:style-name="P10"><text:tab/>return cifr;</text:p>
      <text:p text:style-name="P10">}</text:p>
      <text:p text:style-name="P10"/>
      <text:p text:style-name="P10"/>
      <text:p text:style-name="P1"><text:soft-page-break/><text:span text:style-name="T2">4.9. </text:span><text:span text:style-name="T1">(Segunda parte) Desencriptar el archivo de texto del ejercicio anterior y mostrarlo por la pantalla.</text:span></text:p>
      <text:p text:style-name="P3"/>
      <text:p text:style-name="P10">char desencriptar(char c, int clave);</text:p>
      <text:p text:style-name="P10"/>
      <text:p text:style-name="P10"/>
      <text:p text:style-name="P11">int main(void)</text:p>
      <text:p text:style-name="P11">{</text:p>
      <text:p text:style-name="P11"><text:s text:c="3"/>FILE *f, *fd;</text:p>
      <text:p text:style-name="P11"><text:s text:c="3"/>char arch[50], aux[50];</text:p>
      <text:p text:style-name="P11"><text:s text:c="3"/>int clave;</text:p>
      <text:p text:style-name="P11"><text:s text:c="3"/>char c, c_des;</text:p>
      <text:p text:style-name="P11"><text:s text:c="3"/></text:p>
      <text:p text:style-name="P2"><text:span text:style-name="T4"><text:s text:c="3"/></text:span><text:span text:style-name="T5">// Leemos los nombres de los archivos</text:span></text:p>
      <text:p text:style-name="P10"><text:s text:c="3"/>printf("\nEste programa desencripta archivos de texto mediante el Método César\n\n");</text:p>
      <text:p text:style-name="P10"><text:s text:c="3"/>printf("Nombre del archivo encriptado: ");</text:p>
      <text:p text:style-name="P10"><text:s text:c="3"/>gets(arch);</text:p>
      <text:p text:style-name="P10"/>
      <text:p text:style-name="P10"><text:s text:c="3"/>// Leemos la clave de encriptación</text:p>
      <text:p text:style-name="P2"><text:span text:style-name="T5"><text:s text:c="3"/></text:span><text:span text:style-name="T4">printf("Clave de desencriptación: ");</text:span></text:p>
      <text:p text:style-name="P11"><text:s text:c="3"/>gets(aux);</text:p>
      <text:p text:style-name="P11"><text:s text:c="3"/>clave = atoi(aux);</text:p>
      <text:p text:style-name="P11"/>
      <text:p text:style-name="P2"><text:span text:style-name="T4"><text:s text:c="3"/></text:span><text:span text:style-name="T5">// Abrimos el archivo en modo lectura</text:span></text:p>
      <text:p text:style-name="P2"><text:span text:style-name="T5"><text:s text:c="3"/></text:span><text:span text:style-name="T3">f = fopen(arch, "rt");</text:span></text:p>
      <text:p text:style-name="P8"><text:s text:c="3"/>if (f == NULL)</text:p>
      <text:p text:style-name="P2"><text:span text:style-name="T3"><text:s text:c="3"/></text:span><text:span text:style-name="T5">{</text:span></text:p>
      <text:p text:style-name="P10"><text:s text:c="9"/>printf("Error al abrir el archivo %s\n", arch);</text:p>
      <text:p text:style-name="P10"><text:s text:c="9"/>exit(1);</text:p>
      <text:p text:style-name="P10"><text:s text:c="3"/>}</text:p>
      <text:p text:style-name="P10"><text:s text:c="3"/></text:p>
      <text:p text:style-name="P10"><text:s text:c="3"/>printf("Desencriptando el archivo...\n");</text:p>
      <text:p text:style-name="P10"><text:s text:c="3"/></text:p>
      <text:p text:style-name="P10"><text:s text:c="3"/>// Recorremos el archivo carácter por carácter</text:p>
      <text:p text:style-name="P10"><text:s text:c="3"/>while (!feof(f))</text:p>
      <text:p text:style-name="P10"><text:s text:c="3"/>{</text:p>
      <text:p text:style-name="P10"><text:s text:c="6"/>c = fgetc(f); <text:s text:c="19"/>// Leemos un carácter</text:p>
      <text:p text:style-name="P10"><text:s text:c="6"/>c_des = desencriptar(c, clave);<text:tab/> <text:s/>// Desencriptamos ese carácter</text:p>
      <text:p text:style-name="P10"><text:s text:c="6"/>printf("%c", c_des);<text:tab/><text:tab/> <text:s/>// Mostramos en la pantalla el carácter desencriptado</text:p>
      <text:p text:style-name="P10"><text:s text:c="3"/>}</text:p>
      <text:p text:style-name="P10"><text:s text:c="3"/></text:p>
      <text:p text:style-name="P10"><text:s text:c="3"/>printf("\n\nFin del archivo\n\n");</text:p>
      <text:p text:style-name="P10"/>
      <text:p text:style-name="P10"><text:s text:c="3"/>return 0;</text:p>
      <text:p text:style-name="P10">}</text:p>
      <text:p text:style-name="P10"/>
      <text:p text:style-name="P10"/>
      <text:p text:style-name="P10">// Esta función recibe un carácter encriptado y una clave de desencriptación, y devuelve el carácter</text:p>
      <text:p text:style-name="P10">// desencriptado según el método César. Para variar el método de desencriptación, basta con</text:p>
      <text:p text:style-name="P10">// modificar esta función (el resto del programa puede seguir igual)</text:p>
      <text:p text:style-name="P10">char desencriptar(char c, int clave)</text:p>
      <text:p text:style-name="P10">{</text:p>
      <text:p text:style-name="P10"><text:tab/>char cifr;</text:p>
      <text:p text:style-name="P10"><text:tab/>int n;</text:p>
      <text:p text:style-name="P10"/>
      <text:p text:style-name="P10"><text:tab/>// Primero comprobaremos que el carácter es alfabético. Sólo desencriptaremos</text:p>
      <text:p text:style-name="P10"><text:s/><text:tab/>// caracteres alfabéticos (aunque esto se puede cambiar si se quiere)</text:p>
      <text:p text:style-name="P10"><text:tab/>if ((c &gt;= 'A') &amp;&amp; (c &lt;= 'Z'))<text:tab/>// Mayúsculas (hay que desencriptar)</text:p>
      <text:p text:style-name="P2"><text:span text:style-name="T5"><text:tab/></text:span><text:span text:style-name="T3">{</text:span></text:p>
      <text:p text:style-name="P8"><text:tab/><text:tab/>n = c - clave;</text:p>
      <text:p text:style-name="P8"><text:tab/><text:tab/>if (n &lt; 'A') {</text:p>
      <text:p text:style-name="P2"><text:span text:style-name="T3"><text:tab/><text:tab/><text:tab/></text:span><text:span text:style-name="T5">n = n - 'Z';</text:span></text:p>
      <text:p text:style-name="P10"><text:tab/><text:tab/><text:tab/>n = (n % 26) + 'Z';</text:p>
      <text:p text:style-name="P10"><text:tab/><text:tab/>}</text:p>
      <text:p text:style-name="P10"><text:tab/><text:tab/>cifr = n;</text:p>
      <text:p text:style-name="P2"><text:span text:style-name="T5"><text:tab/></text:span><text:span text:style-name="T3">}</text:span></text:p>
      <text:p text:style-name="P8"><text:tab/>else if <text:s/>((c &gt;= 'a') &amp;&amp; (c &lt;= 'z'))<text:tab/>// Minúsculas (desencriptar)</text:p>
      <text:p text:style-name="P8"><text:soft-page-break/><text:tab/>{</text:p>
      <text:p text:style-name="P8"><text:tab/><text:tab/>n = c - clave;</text:p>
      <text:p text:style-name="P8"><text:tab/><text:tab/>if (n &lt; 'a') {</text:p>
      <text:p text:style-name="P2"><text:span text:style-name="T3"><text:tab/><text:tab/><text:tab/></text:span><text:span text:style-name="T5">n = n - 'z';</text:span></text:p>
      <text:p text:style-name="P10"><text:tab/><text:tab/><text:tab/>n = (n % 26) + 'z';</text:p>
      <text:p text:style-name="P10"><text:tab/><text:tab/>}</text:p>
      <text:p text:style-name="P10"><text:tab/><text:tab/>cifr = n;</text:p>
      <text:p text:style-name="P10"><text:tab/>}</text:p>
      <text:p text:style-name="P10"><text:tab/>else<text:tab/>// Otros caracteres (no hay que desencriptar)</text:p>
      <text:p text:style-name="P10"><text:tab/>{</text:p>
      <text:p text:style-name="P10"><text:tab/><text:tab/>cifr = c;<text:tab/>// Lo dejamos igual</text:p>
      <text:p text:style-name="P10"><text:tab/>}</text:p>
      <text:p text:style-name="P10"/>
      <text:p text:style-name="P10"><text:tab/>return cifr;</text:p>
      <text:p text:style-name="P10">}</text:p>
      <text:p text:style-name="P10"/>
      <text:p text:style-name="P1"><text:span text:style-name="T2">Ejercicio extra 1. </text:span><text:span text:style-name="T1">Leer el archivo de texto de la biblioteca y cargarlo en un vector, mostrando su contenido por la pantalla.</text:span></text:p>
      <text:p text:style-name="P3"/>
      <text:p text:style-name="P10">#include &lt;stdio.h&gt;</text:p>
      <text:p text:style-name="P10">#include &lt;string.h&gt;</text:p>
      <text:p text:style-name="P10">#include &lt;stdlib.h&gt;</text:p>
      <text:p text:style-name="P10"/>
      <text:p text:style-name="P10">#define LONG_LIN 500</text:p>
      <text:p text:style-name="P10">#define MAX_LIBROS 1600</text:p>
      <text:p text:style-name="P10"/>
      <text:p text:style-name="P10">struct s_libro {</text:p>
      <text:p text:style-name="P10"><text:tab/>char autor[60];</text:p>
      <text:p text:style-name="P10"><text:tab/>char titulo[100];</text:p>
      <text:p text:style-name="P10"><text:tab/>char editorial[50];</text:p>
      <text:p text:style-name="P10"><text:tab/>char cdu[20];</text:p>
      <text:p text:style-name="P10">};</text:p>
      <text:p text:style-name="P10"/>
      <text:p text:style-name="P10"/>
      <text:p text:style-name="P10">int main(void)</text:p>
      <text:p text:style-name="P10">{</text:p>
      <text:p text:style-name="P10"><text:tab/>struct s_libro biblioteca[MAX_LIBROS];</text:p>
      <text:p text:style-name="P10"><text:tab/>char linea[LONG_LIN];</text:p>
      <text:p text:style-name="P10"><text:tab/>int i, j, k, pos, campo;</text:p>
      <text:p text:style-name="P10"><text:tab/>FILE *f;</text:p>
      <text:p text:style-name="P10"/>
      <text:p text:style-name="P10"><text:tab/>// ********** ABRIMOS EL ARCHIVO **************</text:p>
      <text:p text:style-name="P10"><text:tab/>f = fopen("libros.txt", "rt");</text:p>
      <text:p text:style-name="P10"><text:tab/>if (f == NULL) { printf("\n\n** Error al abrir el archivo libros.txt **\n\n"); exit(1); }</text:p>
      <text:p text:style-name="P10"/>
      <text:p text:style-name="P10"><text:tab/>// ******** PROCESAMOS EL ARCHIVO, METIENDO LOS DATOS EN EL VECTOR ********</text:p>
      <text:p text:style-name="P10"><text:tab/>pos = 0;</text:p>
      <text:p text:style-name="P10"><text:tab/>while (!feof(f))</text:p>
      <text:p text:style-name="P10"><text:tab/>{</text:p>
      <text:p text:style-name="P10"><text:tab/><text:tab/>// Leemos una línea del archivo de texto</text:p>
      <text:p text:style-name="P10"><text:tab/><text:tab/>printf("Procesando el archivo... %i%%", pos * 100 / MAX_LIBROS);</text:p>
      <text:p text:style-name="P10"><text:tab/><text:tab/>printf("%c", 13);</text:p>
      <text:p text:style-name="P10"><text:tab/><text:tab/>for (k = 0; k &lt; 1000000; k++);</text:p>
      <text:p text:style-name="P10"><text:tab/><text:tab/>fgets(linea, LONG_LIN-1, f);</text:p>
      <text:p text:style-name="P10"><text:tab/><text:tab/>if (strlen(linea) &gt;= LONG_LIN-1)</text:p>
      <text:p text:style-name="P10"><text:tab/><text:tab/><text:tab/>printf("** AVISO: ¡la línea %i es demasiado larga! **\n", pos + 1);</text:p>
      <text:p text:style-name="P10"/>
      <text:p text:style-name="P10"><text:tab/><text:tab/>// Procesamos la línea del archivo de texto</text:p>
      <text:p text:style-name="P10"><text:tab/><text:tab/>j = 0;</text:p>
      <text:p text:style-name="P10"><text:tab/><text:tab/>campo = 0;</text:p>
      <text:p text:style-name="P10"><text:tab/><text:tab/>for (i = 0; i &lt;= strlen(linea); i++)</text:p>
      <text:p text:style-name="P10"><text:tab/><text:tab/>{</text:p>
      <text:p text:style-name="P10"><text:tab/><text:tab/><text:tab/>if ((linea[i] != '*') &amp;&amp; (linea[i] != '\0'))</text:p>
      <text:p text:style-name="P10"><text:tab/><text:tab/><text:tab/>{</text:p>
      <text:p text:style-name="P10"><text:tab/><text:tab/><text:tab/><text:tab/>switch(campo)</text:p>
      <text:p text:style-name="P10"><text:tab/><text:tab/><text:tab/><text:tab/>{</text:p>
      <text:p text:style-name="P10"><text:tab/><text:tab/><text:tab/><text:tab/><text:tab/>case 0: // Apellidos del autor</text:p>
      <text:p text:style-name="P10"><text:soft-page-break/><text:tab/><text:tab/><text:tab/><text:tab/><text:tab/><text:tab/>biblioteca[pos].autor[j] = linea[i]; break;</text:p>
      <text:p text:style-name="P10"><text:tab/><text:tab/><text:tab/><text:tab/><text:tab/>case 1: // Nombre del autor</text:p>
      <text:p text:style-name="P10"><text:tab/><text:tab/><text:tab/><text:tab/><text:tab/><text:tab/>biblioteca[pos].autor[j] = linea[i]; break;</text:p>
      <text:p text:style-name="P10"><text:tab/><text:tab/><text:tab/><text:tab/><text:tab/>case 2: // Titulo del libro</text:p>
      <text:p text:style-name="P10"><text:tab/><text:tab/><text:tab/><text:tab/><text:tab/><text:tab/>biblioteca[pos].titulo[j] = linea[i]; break;</text:p>
      <text:p text:style-name="P10"><text:tab/><text:tab/><text:tab/><text:tab/><text:tab/>case 3: // Editorial</text:p>
      <text:p text:style-name="P10"><text:tab/><text:tab/><text:tab/><text:tab/><text:tab/><text:tab/>biblioteca[pos].editorial[j] = linea[i]; break;</text:p>
      <text:p text:style-name="P10"><text:tab/><text:tab/><text:tab/><text:tab/><text:tab/>case 4: // Código CDU</text:p>
      <text:p text:style-name="P10"><text:tab/><text:tab/><text:tab/><text:tab/><text:tab/><text:tab/>biblioteca[pos].cdu[j] = linea[i]; break;</text:p>
      <text:p text:style-name="P10"><text:tab/><text:tab/><text:tab/><text:tab/>}</text:p>
      <text:p text:style-name="P10"><text:tab/><text:tab/><text:tab/><text:tab/>j++;</text:p>
      <text:p text:style-name="P10"><text:tab/><text:tab/><text:tab/>}</text:p>
      <text:p text:style-name="P10"><text:tab/><text:tab/><text:tab/>else<text:tab/>// Se ha leido '*' o '\0', es decir, un campo acaba de terminar</text:p>
      <text:p text:style-name="P10"><text:tab/><text:tab/><text:tab/>{</text:p>
      <text:p text:style-name="P10"><text:tab/><text:tab/><text:tab/><text:tab/>switch(campo)</text:p>
      <text:p text:style-name="P10"><text:tab/><text:tab/><text:tab/><text:tab/>{</text:p>
      <text:p text:style-name="P10"><text:tab/><text:tab/><text:tab/><text:tab/><text:tab/>case 0: // Apellidos del autor</text:p>
      <text:p text:style-name="P10"><text:tab/><text:tab/><text:tab/><text:tab/><text:tab/><text:tab/>biblioteca[pos].autor[j] = ' '; j++; break;</text:p>
      <text:p text:style-name="P10"><text:tab/><text:tab/><text:tab/><text:tab/><text:tab/>case 1: // Nombre del autor</text:p>
      <text:p text:style-name="P10"><text:tab/><text:tab/><text:tab/><text:tab/><text:tab/><text:tab/>biblioteca[pos].autor[j] = '\0'; j = 0; break;</text:p>
      <text:p text:style-name="P10"><text:tab/><text:tab/><text:tab/><text:tab/><text:tab/>case 2: // Titulo del libro</text:p>
      <text:p text:style-name="P10"><text:tab/><text:tab/><text:tab/><text:tab/><text:tab/><text:tab/>biblioteca[pos].titulo[j] = '\0'; j = 0; break;</text:p>
      <text:p text:style-name="P10"><text:tab/><text:tab/><text:tab/><text:tab/><text:tab/>case 3: // Editorial</text:p>
      <text:p text:style-name="P10"><text:tab/><text:tab/><text:tab/><text:tab/><text:tab/><text:tab/>biblioteca[pos].editorial[j] = '\0'; j = 0; break;</text:p>
      <text:p text:style-name="P10"><text:tab/><text:tab/><text:tab/><text:tab/><text:tab/>case 4: // Código CDU</text:p>
      <text:p text:style-name="P10"><text:tab/><text:tab/><text:tab/><text:tab/><text:tab/><text:tab/>biblioteca[pos].cdu[j] = '\0'; j = 0; break;</text:p>
      <text:p text:style-name="P10"><text:tab/><text:tab/><text:tab/><text:tab/>}</text:p>
      <text:p text:style-name="P10"><text:tab/><text:tab/><text:tab/><text:tab/>campo++;<text:tab/>// Pasamos al siguiente campo</text:p>
      <text:p text:style-name="P10"><text:tab/><text:tab/><text:tab/>}</text:p>
      <text:p text:style-name="P10"><text:tab/><text:tab/>}</text:p>
      <text:p text:style-name="P10"><text:tab/><text:tab/>pos++;</text:p>
      <text:p text:style-name="P10"><text:tab/>}</text:p>
      <text:p text:style-name="P10"/>
      <text:p text:style-name="P10"><text:tab/>fclose(f);</text:p>
      <text:p text:style-name="P10"><text:tab/>printf("Fin de la lectura del archivo\nPulse Intro para mostrar los datos.");</text:p>
      <text:p text:style-name="P10"><text:tab/>getchar();</text:p>
      <text:p text:style-name="P10"/>
      <text:p text:style-name="P10"><text:tab/>// ************ MOSTRAMOS EL CONTENIDO DEL VECTOR EN LA PANTALLA ************</text:p>
      <text:p text:style-name="P10"><text:tab/>printf("\n\n");</text:p>
      <text:p text:style-name="P10"><text:tab/>printf("AUTOR <text:s text:c="21"/>TITULO <text:s text:c="23"/>EDITORIAL <text:s text:c="9"/>CDU\n");</text:p>
      <text:p text:style-name="P10"><text:s text:c="5"/>printf("--------------------------------------------------------------------------------\n");</text:p>
      <text:p text:style-name="P10"><text:tab/>for (i = 0; i &lt; pos; i++)</text:p>
      <text:p text:style-name="P10"><text:tab/><text:tab/>printf("%-30s %-30s %-15s %-10s\n", </text:p>
      <text:p text:style-name="P10"><text:tab/><text:tab/>biblioteca[i].autor, biblioteca[i].titulo, biblioteca[i].editorial, biblioteca[i].cdu);</text:p>
      <text:p text:style-name="P10"/>
      <text:p text:style-name="P10"><text:tab/>return 0;</text:p>
      <text:p text:style-name="P10">}</text:p>
      <text:p text:style-name="P10"/>
      <text:p text:style-name="P10"/>
      <text:p text:style-name="P1"><text:span text:style-name="T2">Ejercicio extra 2. </text:span><text:span text:style-name="T1">Escribe un programa que abra un archivo de texto (cuyo nombre debe teclear el usuario por teclado) y sustituya todas las vocales por asteriscos. Haz dos versiones del programa: una que emplee exclusivamente acceso secuencial y otra que utilice acceso directo.</text:span></text:p>
      <text:p text:style-name="P3"/>
      <text:p text:style-name="P3">VERSIÓN 1: CON ACCESO SECUENCIAL</text:p>
      <text:p text:style-name="P3"/>
      <text:p text:style-name="P10">int main(void)</text:p>
      <text:p text:style-name="P10">{</text:p>
      <text:p text:style-name="P10"><text:tab/>FILE *f, *f_dest;</text:p>
      <text:p text:style-name="P10"><text:tab/>char nom_arch[100], c;</text:p>
      <text:p text:style-name="P10"/>
      <text:p text:style-name="P10"><text:tab/>printf("Introduce el nombre del fichero: ");</text:p>
      <text:p text:style-name="P10"><text:tab/>gets(nom_arch);</text:p>
      <text:p text:style-name="P10"/>
      <text:p text:style-name="P10"><text:tab/>// Abrimos el archivo de origen</text:p>
      <text:p text:style-name="P10"><text:tab/>f = fopen(nom_arch, "rt");</text:p>
      <text:p text:style-name="P10"><text:tab/>if ( f == NULL ) { printf("Error al abrir el archivo %s\n", nom_arch); exit(1); }</text:p>
      <text:p text:style-name="P10"><text:soft-page-break/><text:tab/>// Creamos un archivo temporal donde iremos construyendo el archivo de destino</text:p>
      <text:p text:style-name="P10"><text:tab/>f_dest = fopen("temporal", "wt");</text:p>
      <text:p text:style-name="P10"><text:tab/>if ( f_dest == NULL ) { printf("Error al crear archivo temporal\n"); exit(1); }</text:p>
      <text:p text:style-name="P10"/>
      <text:p text:style-name="P10"><text:tab/>// Recorremos el archivo</text:p>
      <text:p text:style-name="P10"><text:tab/>while (!feof(f))</text:p>
      <text:p text:style-name="P10"><text:tab/>{</text:p>
      <text:p text:style-name="P10"><text:tab/><text:tab/>c = fgetc(f);<text:tab/>// Leemos un carácter del archivo</text:p>
      <text:p text:style-name="P10"><text:tab/><text:tab/>if (c != EOF)</text:p>
      <text:p text:style-name="P10"><text:tab/><text:tab/>{</text:p>
      <text:p text:style-name="P10"><text:tab/><text:tab/><text:tab/>if ((c == 'a') || (c == 'e') || (c == 'i') || (c == 'o') || (c == 'u') ||</text:p>
      <text:p text:style-name="P10"><text:tab/><text:tab/><text:tab/> <text:s text:c="3"/>(c == 'A') || (c == 'E') || (c == 'I') || (c == 'O') || (c == 'U'))</text:p>
      <text:p text:style-name="P10"><text:tab/><text:tab/><text:tab/><text:tab/>// Si en el arch. original hay una vocal, escribimos '*' en el arch. nuevo</text:p>
      <text:p text:style-name="P10"><text:tab/><text:tab/><text:tab/><text:tab/>fputc('*', f_dest);</text:p>
      <text:p text:style-name="P10"><text:tab/><text:tab/><text:tab/>else</text:p>
      <text:p text:style-name="P10"><text:tab/><text:tab/><text:tab/><text:tab/>// Si hay cualquier otro carácter, lo copiamos igual al archivo nuevo</text:p>
      <text:p text:style-name="P10"><text:tab/><text:tab/><text:tab/><text:tab/>fputc(c, f_dest);</text:p>
      <text:p text:style-name="P10"><text:tab/><text:tab/>}</text:p>
      <text:p text:style-name="P10"><text:tab/>}</text:p>
      <text:p text:style-name="P10"><text:tab/>fclose(f); fclose(f_dest);</text:p>
      <text:p text:style-name="P10"><text:tab/></text:p>
      <text:p text:style-name="P10"><text:tab/>// Borramos el archivo de origen y renombramos el temporal</text:p>
      <text:p text:style-name="P10"><text:tab/>remove(nom_arch);</text:p>
      <text:p text:style-name="P10"><text:tab/>rename("temporal", nom_arch);</text:p>
      <text:p text:style-name="P10"><text:tab/>printf("Se han sustituido las vocales por asteriscos con éxito\n");</text:p>
      <text:p text:style-name="P10"/>
      <text:p text:style-name="P10"><text:tab/>return 0;</text:p>
      <text:p text:style-name="P10">}</text:p>
      <text:p text:style-name="P10"/>
      <text:p text:style-name="P3">VERSIÓN 2: CON ACCESO DIRECTO</text:p>
      <text:p text:style-name="P3"/>
      <text:p text:style-name="P10">int main(void)</text:p>
      <text:p text:style-name="P10">{</text:p>
      <text:p text:style-name="P10"><text:tab/>FILE *f;</text:p>
      <text:p text:style-name="P10"><text:tab/>char nom_arch[100], c;</text:p>
      <text:p text:style-name="P10"/>
      <text:p text:style-name="P10"><text:tab/>printf("Introduce el nombre del fichero: ");</text:p>
      <text:p text:style-name="P10"><text:tab/>gets(nom_arch);</text:p>
      <text:p text:style-name="P10"/>
      <text:p text:style-name="P10"><text:tab/>// Abrimos el archivo de origen</text:p>
      <text:p text:style-name="P10"><text:tab/>f = fopen(nom_arch, "r+t");</text:p>
      <text:p text:style-name="P10"><text:tab/>if ( f == NULL ) { printf("Error al abrir el archivo %s\n", nom_arch); exit(1); }</text:p>
      <text:p text:style-name="P10"/>
      <text:p text:style-name="P10"><text:tab/>// Recorremos el archivo</text:p>
      <text:p text:style-name="P10"><text:tab/>while (!feof(f))</text:p>
      <text:p text:style-name="P10"><text:tab/>{</text:p>
      <text:p text:style-name="P10"><text:tab/><text:tab/>c = fgetc(f);<text:tab/>// Leemos un carácter del archivo</text:p>
      <text:p text:style-name="P10"><text:tab/><text:tab/>if (c != EOF)</text:p>
      <text:p text:style-name="P10"><text:tab/><text:tab/>{</text:p>
      <text:p text:style-name="P10"><text:tab/><text:tab/><text:tab/>if ((c == 'a') || (c == 'e') || (c == 'i') || (c == 'o') || (c == 'u') ||</text:p>
      <text:p text:style-name="P10"><text:tab/><text:tab/><text:tab/> <text:s text:c="3"/>(c == 'A') || (c == 'E') || (c == 'I') || (c == 'O') || (c == 'U'))</text:p>
      <text:p text:style-name="P10"><text:tab/><text:tab/><text:tab/>{</text:p>
      <text:p text:style-name="P10"><text:tab/><text:tab/><text:tab/><text:tab/>// Hemos leido una vocal. Vamos a retroceder y a sobreescribirla con un '*'</text:p>
      <text:p text:style-name="P10"><text:tab/><text:tab/><text:tab/><text:tab/>fseek(f, -1, SEEK_CUR);</text:p>
      <text:p text:style-name="P10"><text:tab/><text:tab/><text:tab/><text:tab/>fputc('*', f);</text:p>
      <text:p text:style-name="P10"><text:tab/><text:tab/><text:tab/>}</text:p>
      <text:p text:style-name="P10"><text:tab/><text:tab/>}</text:p>
      <text:p text:style-name="P10"><text:tab/>}</text:p>
      <text:p text:style-name="P10"><text:tab/>fclose(f);</text:p>
      <text:p text:style-name="P10"><text:tab/>printf("Se han sustituido las vocales por asteriscos con éxito\n");</text:p>
      <text:p text:style-name="P10"/>
      <text:p text:style-name="P10"><text:tab/>return 0;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, Arial" style:font-family-generic="swiss" style:font-pitch="variable"/>
    <style:font-face style:name="Albany AMT2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horndale AMT" fo:font-size="12pt" fo:language="es" fo:country="ES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2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fo:font-size="14pt" fo:font-weight="bold" style:font-size-asian="14pt" style:font-weight-asian="bold" style:font-size-complex="11pt" style:text-scale="90%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lbany AMT1" fo:font-size="14pt" style:font-name-asian="Albany AMT1" style:font-size-asian="14pt" style:font-name-complex="Albany AMT1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cm" fo:border-left="none" fo:border-right="none" fo:border-top="0.018cm solid #000000" fo:border-bottom="none" style:shadow="none"/>
      <style:text-properties fo:font-size="10pt" style:font-size-asian="10pt" style:font-size-complex="10pt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891cm" fo:margin-left="0cm" fo:margin-right="0cm" fo:margin-top="0.7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1º ASI / Fund.Prog. / Tema 4 / Ejercicios resueltos de archivos de texto<text:tab/></text:span><text:tab/><text:span text:style-name="MT2"><text:page-number text:select-page="current">1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dc:title>#include &lt;stdio</dc:title>
    <meta:initial-creator>IES Celia Viñas</meta:initial-creator>
    <meta:creation-date>2005-02-16T11:54:00</meta:creation-date>
    <dc:date>2009-03-27T09:18:08</dc:date>
    <meta:print-date>2005-02-16T11:54:00</meta:print-date>
    <meta:editing-cycles>5</meta:editing-cycles>
    <meta:editing-duration>PT03H29M44S</meta:editing-duration>
    <meta:document-statistic meta:table-count="0" meta:image-count="0" meta:object-count="0" meta:page-count="12" meta:paragraph-count="669" meta:word-count="3148" meta:character-count="20708"/>
    <meta:user-defined meta:name="Info 1"/>
    <meta:user-defined meta:name="Info 2"/>
    <meta:user-defined meta:name="Info 3"/>
    <meta:user-defined meta:name="Info 4"/>
  </office:meta>
</office:document-meta>
</file>